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Preformatted_20_Text">
    </style:style>
    <style:style style:name="P23" style:family="paragraph" style:parent-style-name="Text_20_body" style:list-style-name="L21">
    </style:style>
    <style:style style:name="P24" style:family="paragraph" style:parent-style-name="Text_20_body" style:list-style-name="L22">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29">
      <style:paragraph-properties fo:margin-left="0.5in" fo:margin-right="0in" fo:text-indent="0in" style:auto-text-indent="false"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41">
      <style:paragraph-properties fo:margin-top="0in" fo:margin-bottom="0in"/>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42">
      <style:paragraph-properties fo:margin-top="0in" fo:margin-bottom="0in"/>
    </style:style>
    <style:style style:name="P65" style:family="paragraph" style:parent-style-name="Quotations">
      <style:paragraph-properties fo:margin-left="0.5in" fo:margin-right="0in" fo:text-indent="0in" style:auto-text-indent="false"/>
    </style:style>
    <style:style style:name="P66" style:family="paragraph" style:parent-style-name="Preformatted_20_Text">
    </style:style>
    <style:style style:name="P67" style:family="paragraph" style:parent-style-name="Preformatted_20_Text">
    </style:style>
    <style:style style:name="P68" style:family="paragraph" style:parent-style-name="Quotations">
      <style:paragraph-properties fo:margin-left="0.5in" fo:margin-right="0in" fo:text-indent="0in" style:auto-text-indent="false"/>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43">
    </style:style>
    <style:style style:name="P74" style:family="paragraph" style:parent-style-name="Quotations">
      <style:paragraph-properties fo:margin-left="0.5in" fo:margin-right="0in" fo:text-indent="0in" style:auto-text-indent="false"/>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Quotations">
      <style:paragraph-properties fo:margin-left="0.5in" fo:margin-right="0in" fo:text-indent="0in" style:auto-text-indent="false"/>
    </style:style>
    <style:style style:name="P85" style:family="paragraph" style:parent-style-name="Text_20_body" style:list-style-name="L44">
      <style:paragraph-properties fo:margin-left="0.5in" fo:margin-right="0in" fo:text-indent="0in" style:auto-text-indent="false" fo:margin-top="0in" fo:margin-bottom="0in"/>
    </style:style>
    <style:style style:name="P86" style:family="paragraph" style:parent-style-name="Preformatted_20_Text">
    </style:style>
    <style:style style:name="P87" style:family="paragraph" style:parent-style-name="Text_20_body" style:list-style-name="L45">
    </style:style>
    <style:style style:name="P88" style:family="paragraph" style:parent-style-name="Text_20_body" style:list-style-name="L46">
      <style:paragraph-properties fo:margin-top="0in" fo:margin-bottom="0in"/>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Quotations">
      <style:paragraph-properties fo:margin-left="0.5in" fo:margin-right="0in" fo:text-indent="0in" style:auto-text-indent="false"/>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paragraph-properties fo:margin-top="0in" fo:margin-bottom="0in"/>
    </style:style>
    <style:style style:name="P97" style:family="paragraph" style:parent-style-name="Text_20_body" style:list-style-name="L50">
      <style:paragraph-properties fo:margin-top="0in" fo:margin-bottom="0in"/>
    </style:style>
    <style:style style:name="P98" style:family="paragraph" style:parent-style-name="Text_20_body" style:list-style-name="L51">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Quotations">
      <style:paragraph-properties fo:margin-left="0.5in" fo:margin-right="0in" fo:text-indent="0in" style:auto-text-indent="false"/>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Text_20_body" style:list-style-name="L52">
    </style:style>
    <style:style style:name="P108" style:family="paragraph" style:parent-style-name="Quotations">
      <style:paragraph-properties fo:margin-left="0.5in" fo:margin-right="0in" fo:text-indent="0in" style:auto-text-indent="false"/>
    </style:style>
    <style:style style:name="P109" style:family="paragraph" style:parent-style-name="Text_20_body" style:list-style-name="L53">
      <style:paragraph-properties fo:margin-top="0in" fo:margin-bottom="0in"/>
    </style:style>
    <style:style style:name="P110" style:family="paragraph" style:parent-style-name="Text_20_body" style:list-style-name="L54">
      <style:paragraph-properties fo:margin-top="0in" fo:margin-bottom="0in"/>
    </style:style>
    <style:style style:name="P111" style:family="paragraph" style:parent-style-name="Text_20_body" style:list-style-name="L55">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Quotations">
      <style:paragraph-properties fo:margin-left="0.5in" fo:margin-right="0in" fo:text-indent="0in" style:auto-text-indent="false"/>
    </style:style>
    <style:style style:name="P139" style:family="paragraph" style:parent-style-name="Quotations">
      <style:paragraph-properties fo:margin-left="0.5in" fo:margin-right="0in" fo:text-indent="0in" style:auto-text-indent="false"/>
    </style:style>
    <style:style style:name="P140" style:family="paragraph" style:parent-style-name="Text_20_body" style:list-style-name="L56">
    </style:style>
    <style:style style:name="P141" style:family="paragraph" style:parent-style-name="Text_20_body" style:list-style-name="L57">
      <style:paragraph-properties fo:margin-top="0in" fo:margin-bottom="0in"/>
    </style:style>
    <style:style style:name="P142" style:family="paragraph" style:parent-style-name="Text_20_body" style:list-style-name="L58">
      <style:paragraph-properties fo:margin-top="0in" fo:margin-bottom="0in"/>
    </style:style>
    <style:style style:name="P143" style:family="paragraph" style:parent-style-name="Text_20_body" style:list-style-name="L59">
      <style:paragraph-properties fo:margin-top="0in" fo:margin-bottom="0in"/>
    </style:style>
    <style:style style:name="P144" style:family="paragraph" style:parent-style-name="Quotations">
      <style:paragraph-properties fo:margin-left="0.5in" fo:margin-right="0in" fo:text-indent="0in" style:auto-text-indent="false"/>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Quotations">
      <style:paragraph-properties fo:margin-left="0.5in" fo:margin-right="0in" fo:text-indent="0in" style:auto-text-indent="false"/>
    </style:style>
    <style:style style:name="P153" style:family="paragraph" style:parent-style-name="Text_20_body" style:list-style-name="L60">
    </style:style>
    <style:style style:name="P154" style:family="paragraph" style:parent-style-name="Text_20_body" style:list-style-name="L61">
      <style:paragraph-properties fo:margin-top="0in" fo:margin-bottom="0in"/>
    </style:style>
    <style:style style:name="P155" style:family="paragraph" style:parent-style-name="Text_20_body" style:list-style-name="L62">
      <style:paragraph-properties fo:margin-top="0in" fo:margin-bottom="0in"/>
    </style:style>
    <style:style style:name="P156" style:family="paragraph" style:parent-style-name="Text_20_body" style:list-style-name="L63">
    </style:style>
    <style:style style:name="P157" style:family="paragraph" style:parent-style-name="Text_20_body" style:list-style-name="L64">
      <style:paragraph-properties fo:margin-top="0in" fo:margin-bottom="0in"/>
    </style:style>
    <style:style style:name="P158" style:family="paragraph" style:parent-style-name="Quotations">
      <style:paragraph-properties fo:margin-left="0.5in" fo:margin-right="0in" fo:text-indent="0in" style:auto-text-indent="false"/>
    </style:style>
    <style:style style:name="P159" style:family="paragraph" style:parent-style-name="Text_20_body" style:list-style-name="L65">
    </style:style>
    <style:style style:name="P160" style:family="paragraph" style:parent-style-name="Text_20_body" style:list-style-name="L66">
      <style:paragraph-properties fo:margin-top="0in" fo:margin-bottom="0in"/>
    </style:style>
    <style:style style:name="P161" style:family="paragraph" style:parent-style-name="Text_20_body" style:list-style-name="L67">
      <style:paragraph-properties fo:margin-top="0in" fo:margin-bottom="0in"/>
    </style:style>
    <style:style style:name="P162" style:family="paragraph" style:parent-style-name="Text_20_body" style:list-style-name="L68">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69">
      <style:paragraph-properties fo:margin-top="0in" fo:margin-bottom="0in"/>
    </style:style>
    <style:style style:name="P220" style:family="paragraph" style:parent-style-name="Text_20_body" style:list-style-name="L70">
    </style:style>
    <style:style style:name="P221" style:family="paragraph" style:parent-style-name="Text_20_body" style:list-style-name="L71">
      <style:paragraph-properties fo:margin-top="0in" fo:margin-bottom="0in"/>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72">
      <style:paragraph-properties fo:margin-top="0in" fo:margin-bottom="0in"/>
    </style:style>
    <style:style style:name="P241" style:family="paragraph" style:parent-style-name="Text_20_body" style:list-style-name="L73">
      <style:paragraph-properties fo:margin-top="0in" fo:margin-bottom="0in"/>
    </style:style>
    <style:style style:name="P242" style:family="paragraph" style:parent-style-name="Text_20_body" style:list-style-name="L74">
      <style:paragraph-properties fo:margin-top="0in" fo:margin-bottom="0in"/>
    </style:style>
    <style:style style:name="P243" style:family="paragraph" style:parent-style-name="Text_20_body" style:list-style-name="L75">
      <style:paragraph-properties fo:margin-top="0in" fo:margin-bottom="0in"/>
    </style:style>
    <style:style style:name="P244" style:family="paragraph" style:parent-style-name="Text_20_body" style:list-style-name="L7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
            </text:list-item>
            <text:list-item>
              <text:p text:style-name="P16"><text:a xlink:type="simple" xlink:href="#referències-3" office:name=""><text:span text:style-name="Definition">Referències</text:span></text:a></text:p>
            </text:list-item>
          </text:list>
        </text:list-item>
        <text:list-item>
          <text:p text:style-name="P1"><text:a xlink:type="simple" xlink:href="#preprocessadors" office:name=""><text:span text:style-name="Definition">Preprocessadors</text:span></text:a></text:p>
          <text:list text:style-name="L18">
            <text:list-item>
              <text:p text:style-name="P18"><text:a xlink:type="simple" xlink:href="#preprocessadors-css" office:name=""><text:span text:style-name="Definition">Preprocessadors CSS</text:span></text:a></text:p>
            </text:list-item>
            <text:list-item>
              <text:p text:style-name="P18"><text:a xlink:type="simple" xlink:href="#referències-4"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mínim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h text:style-name="Heading_20_2" text:outline-level="2">Història</text:h>
      <text:h text:style-name="Heading_20_3" text:outline-level="3">Abans de HTML5</text:h>
      <text:list text:style-name="L19">
        <text:list-item>
          <text:p text:style-name="P19">No hi havia un estàndard clar.</text:p>
          <text:list text:style-name="L20">
            <text:list-item>
              <text:p text:style-name="P20">O millor dit: N'hi havia molts de discrepants.</text:p>
            </text:list-item>
          </text:list>
        </text:list-item>
        <text:list-item>
          <text:p text:style-name="P19">Imperava la "guerra dels navegadors".</text:p>
        </text:list-item>
        <text:list-item>
          <text:p text:style-name="P19">Els navegadors aplicaven estrictament les normes imposades per l'especificació corresponent al DTD.</text:p>
        </text:list-item>
        <text:list-item>
          <text:p text:style-name="P19">I si no hi havia DTD, reportaven un error per la consola (que l'usuari corrent normalment no veu) i, "feien el que podien".</text:p>
        </text:list-item>
      </text:list>
      <text:p text:style-name="P21">📌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2">&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1">
        <text:list-item>
          <text:p text:style-name="P23">Primer perquè sempre és bo verificar que el nostre codi s'ajusta als estàndards actuals.</text:p>
        </text:list-item>
        <text:list-item>
          <text:p text:style-name="P23">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2">
        <text:list-item>
          <text:p text:style-name="P24">Markup (HTML)</text:p>
        </text:list-item>
        <text:list-item>
          <text:p text:style-name="P24">Fulls d'Estil (StyleSheets)</text:p>
        </text:list-item>
        <text:list-item>
          <text:p text:style-name="P24">Javascript</text:p>
        </text:list-item>
        <text:list-item>
          <text:p text:style-name="P24">DOM</text:p>
        </text:list-item>
        <text:list-item>
          <text:p text:style-name="P24">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5">&lt;div class="menu"&gt;</text:p>
      <text:p text:style-name="P26"><text:s text:c="4"/>(contingut...)</text:p>
      <text:p text:style-name="P27">&lt;/div&gt;</text:p>
      <text:p text:style-name="First_20_paragraph">Auto-tancats:</text:p>
      <text:p text:style-name="P28">&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9">&lt;my-component&gt;</text:p>
      <text:p text:style-name="P30"><text:s text:c="4"/>(contingut...)</text:p>
      <text:p text:style-name="P31">&lt;/my-component&gt;</text:p>
      <text:p text:style-name="P32">☞ React, Polymer i Angular son alguns dels frameworks més coneguts que en fan ús.</text:p>
      <text:h text:style-name="Heading_20_4" text:outline-level="4">Atributs</text:h>
      <text:list text:style-name="L23">
        <text:list-item>
          <text:p text:style-name="P33">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4">
        <text:list-item>
          <text:p text:style-name="P34">DTD</text:p>
        </text:list-item>
        <text:list-item>
          <text:p text:style-name="P34">Document (<text:span text:style-name="Source_Text">&lt;html&gt;</text:span>)</text:p>
          <text:list text:style-name="L25">
            <text:list-item>
              <text:p text:style-name="P35">Capçalera (<text:span text:style-name="Source_Text">&lt;head&gt;</text:span>)</text:p>
            </text:list-item>
            <text:list-item>
              <text:p text:style-name="P35">Cos (<text:span text:style-name="Source_Text">&lt;body&gt;</text:span>)</text:p>
            </text:list-item>
          </text:list>
        </text:list-item>
      </text:list>
      <text:h text:style-name="Heading_20_5" text:outline-level="5">Elements de la Capçalera</text:h>
      <text:list text:style-name="L26">
        <text:list-item>
          <text:p text:style-name="P36">Títol (<text:span text:style-name="Source_Text">&lt;title&gt;</text:span>)</text:p>
        </text:list-item>
        <text:list-item>
          <text:p text:style-name="P36">Codificació de caràcters: <text:span text:style-name="Source_Text">&lt;meta charset='utf-8' /&gt;</text:span></text:p>
        </text:list-item>
        <text:list-item>
          <text:p text:style-name="P36">Viewport: <text:span text:style-name="Source_Text">&lt;meta name="viewport" content="width=device-width, initial-scale=1"&gt;</text:span></text:p>
        </text:list-item>
        <text:list-item>
          <text:p text:style-name="P36">Fulls d'estil</text:p>
          <text:list text:style-name="L27">
            <text:list-item>
              <text:p text:style-name="P37">Externs: <text:span text:style-name="Source_Text">&lt;link rel="stylesheet" type="text/css" href="..." /&gt;</text:span></text:p>
            </text:list-item>
            <text:list-item>
              <text:p text:style-name="P37">Interns: <text:span text:style-name="Source_Text">&lt;style&gt;...&lt;/style&gt;</text:span> (També poden anar dins el cos)</text:p>
            </text:list-item>
          </text:list>
        </text:list-item>
        <text:list-item>
          <text:p text:style-name="P36">Scripts (?)</text:p>
          <text:list text:style-name="L28">
            <text:list-item>
              <text:p text:style-name="P38">Externs: <text:span text:style-name="Source_Text">&lt;script src="..." /&gt;</text:span> (També poden anar dins el cos*)</text:p>
            </text:list-item>
            <text:list-item>
              <text:p text:style-name="P38">Interns: <text:span text:style-name="Source_Text">&lt;script&gt;...&lt;/script&gt;</text:span> (També poden anar dins el cos*)</text:p>
            </text:list-item>
          </text:list>
        </text:list-item>
      </text:list>
      <text:p text:style-name="P39">📌 Avui en dia els scripts es solen ubicar al propi cos del document i, preferentment, al final per dues raons:</text:p>
      <text:list text:style-name="L29">
        <text:list-item>
          <text:p text:style-name="P40">Per evitar retardar la descàrrega (i, com a conseqüència, també la renderització) del document.</text:p>
        </text:list-item>
        <text:list-item>
          <text:p text:style-name="P40">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30">
        <text:list-item>
          <text:p text:style-name="P41"><text:span text:style-name="Source_Text">&lt;div&gt;&lt;/div&gt;</text:span></text:p>
        </text:list-item>
        <text:list-item>
          <text:p text:style-name="P41"><text:span text:style-name="Source_Text">&lt;span&gt;&lt;/span&gt;</text:span></text:p>
        </text:list-item>
        <text:list-item>
          <text:p text:style-name="P41"><text:span text:style-name="Source_Text">&lt;h1&gt;&lt;/h1&gt;</text:span>, <text:span text:style-name="Source_Text">&lt;h2&gt;&lt;/h2&gt;</text:span>, <text:span text:style-name="Source_Text">&lt;h3&gt;&lt;/h3&gt;</text:span>, ...</text:p>
        </text:list-item>
        <text:list-item>
          <text:p text:style-name="P41"><text:span text:style-name="Source_Text">&lt;a href="..."&gt;&lt;/a&gt;</text:span></text:p>
        </text:list-item>
        <text:list-item>
          <text:p text:style-name="P41"><text:span text:style-name="Source_Text">&lt;p&gt;&lt;/p&gt;</text:span></text:p>
        </text:list-item>
        <text:list-item>
          <text:p text:style-name="P41"><text:span text:style-name="Source_Text">&lt;br /&gt;</text:span></text:p>
        </text:list-item>
        <text:list-item>
          <text:p text:style-name="P41"><text:span text:style-name="Source_Text">&lt;pre&gt;&lt;/pre&gt;</text:span></text:p>
        </text:list-item>
        <text:list-item>
          <text:p text:style-name="P41">etcètera...</text:p>
        </text:list-item>
      </text:list>
      <text:p text:style-name="First_20_paragraph">Llistes:</text:p>
      <text:list text:style-name="L31">
        <text:list-item>
          <text:p text:style-name="P42"><text:span text:style-name="Source_Text">&lt;ul&gt;&lt;/ul&gt;</text:span> / <text:span text:style-name="Source_Text">&lt;ol&gt;&lt;/ol&gt;</text:span></text:p>
          <text:list text:style-name="L32">
            <text:list-item>
              <text:p text:style-name="P43"><text:span text:style-name="Source_Text">&lt;li&gt;&lt;/li&gt;</text:span></text:p>
            </text:list-item>
          </text:list>
        </text:list-item>
      </text:list>
      <text:p text:style-name="First_20_paragraph">Taules:</text:p>
      <text:list text:style-name="L33">
        <text:list-item>
          <text:p text:style-name="P44"><text:span text:style-name="Source_Text">&lt;table&gt;&lt;/table&gt;</text:span></text:p>
          <text:list text:style-name="L34">
            <text:list-item>
              <text:p text:style-name="P45"><text:span text:style-name="Source_Text">&lt;thead&gt;&lt;/thead&gt;</text:span> / <text:span text:style-name="Source_Text">&lt;tbody&gt;&lt;/tbody&gt;</text:span> / <text:span text:style-name="Source_Text">&lt;tfooter&gt;&lt;/tfooter&gt;</text:span></text:p>
            </text:list-item>
            <text:list-item>
              <text:p text:style-name="P45"><text:span text:style-name="Source_Text">&lt;tr&gt;&lt;/tr&gt;</text:span></text:p>
            </text:list-item>
            <text:list-item>
              <text:p text:style-name="P45"><text:span text:style-name="Source_Text">&lt;td&gt;&lt;/td&gt;</text:span> / <text:span text:style-name="Source_Text">&lt;th&gt;&lt;/th&gt;</text:span></text:p>
            </text:list-item>
          </text:list>
        </text:list-item>
      </text:list>
      <text:p text:style-name="First_20_paragraph">Nous a HTML5</text:p>
      <text:list text:style-name="L35">
        <text:list-item>
          <text:p text:style-name="P46"><text:span text:style-name="Source_Text">&lt;header&gt;&lt;/header&gt;</text:span></text:p>
        </text:list-item>
        <text:list-item>
          <text:p text:style-name="P46"><text:span text:style-name="Source_Text">&lt;footer&gt;&lt;/footer&gt;</text:span></text:p>
        </text:list-item>
        <text:list-item>
          <text:p text:style-name="P46"><text:span text:style-name="Source_Text">&lt;section&gt;&lt;/section&gt;</text:span></text:p>
        </text:list-item>
        <text:list-item>
          <text:p text:style-name="P46"><text:span text:style-name="Source_Text">&lt;article&gt;&lt;/article&gt;</text:span></text:p>
        </text:list-item>
        <text:list-item>
          <text:p text:style-name="P46"><text:span text:style-name="Source_Text">&lt;aside&gt;&lt;/aside&gt;</text:span></text:p>
        </text:list-item>
        <text:list-item>
          <text:p text:style-name="P46">etcètera...</text:p>
        </text:list-item>
      </text:list>
      <text:h text:style-name="Heading_20_4" text:outline-level="4">Referències</text:h>
      <text:list text:style-name="L36">
        <text:list-item>
          <text:p text:style-name="P47"><text:span text:style-name="T2">Elements HTML5:</text:span></text:p>
          <text:list text:style-name="L37">
            <text:list-item>
              <text:p text:style-name="P48">Nous elements HTML5: <text:a xlink:type="simple" xlink:href="" office:name=""><text:span text:style-name="Definition">https://www.w3schools.com/html/html5_new_elements.asp</text:span></text:a>.</text:p>
            </text:list-item>
            <text:list-item>
              <text:p text:style-name="P48">Referència completa: <text:a xlink:type="simple" xlink:href="" office:name=""><text:span text:style-name="Definition">https://www.tutorialspoint.com/html5/html5_tags.htm</text:span></text:a>.</text:p>
            </text:list-item>
          </text:list>
        </text:list-item>
        <text:list-item>
          <text:p text:style-name="P47"><text:span text:style-name="T2">Atributs HTML5:</text:span></text:p>
          <text:list text:style-name="L38">
            <text:list-item>
              <text:p text:style-name="P49">Referència competa d'atributs: <text:a xlink:type="simple" xlink:href="" office:name=""><text:span text:style-name="Definition">https://www.w3schools.com/tags/ref_attributes.asp</text:span></text:a>.</text:p>
            </text:list-item>
          </text:list>
        </text:list-item>
        <text:list-item>
          <text:p text:style-name="P47"><text:span text:style-name="T2">Altres:</text:span></text:p>
          <text:list text:style-name="L39">
            <text:list-item>
              <text:p text:style-name="P50">Viewport: <text:a xlink:type="simple" xlink:href="" office:name=""><text:span text:style-name="Definition">https://developer.mozilla.org/en-US/docs/Mozilla/Mobile/Viewport_meta_tag</text:span></text:a>.</text:p>
            </text:list-item>
          </text:list>
        </text:list-item>
        <text:list-item>
          <text:p text:style-name="P47"><text:span text:style-name="T2">Frameworks:</text:span></text:p>
          <text:list text:style-name="L40">
            <text:list-item>
              <text:p text:style-name="P51">React: <text:a xlink:type="simple" xlink:href="" office:name=""><text:span text:style-name="Definition">https://reactjs.org/</text:span></text:a>.</text:p>
            </text:list-item>
            <text:list-item>
              <text:p text:style-name="P51">Polymer: <text:a xlink:type="simple" xlink:href="" office:name=""><text:span text:style-name="Definition">https://www.polymer-project.org/</text:span></text:a>.</text:p>
            </text:list-item>
            <text:list-item>
              <text:p text:style-name="P51">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2"><text:s text:c="2"/>&lt;form&gt;</text:p>
      <text:p text:style-name="P53"><text:s text:c="4"/>&lt;input name="nom" type="text"</text:p>
      <text:p text:style-name="P54"><text:s text:c="8"/>placeholder="Escrigui el seu nom"</text:p>
      <text:p text:style-name="P55"><text:s text:c="4"/>&gt;</text:p>
      <text:p text:style-name="P56"><text:s text:c="4"/>&lt;input name="cognoms" type="text"</text:p>
      <text:p text:style-name="P57"><text:s text:c="8"/>placeholder="Escrigui els seus cognoms"</text:p>
      <text:p text:style-name="P58"><text:s text:c="4"/>&gt;</text:p>
      <text:p text:style-name="P59"><text:s text:c="4"/>&lt;button type="submit"&gt;</text:p>
      <text:p text:style-name="P60"><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1">
        <text:list-item>
          <text:p text:style-name="P61">En comptes d'esperar a que l'usuari envii el formulari per a validar-lo, normalment preferirem advertir a l'usuari tot d'una que detectem alguna cosa que no estigui bé.</text:p>
        </text:list-item>
        <text:list-item>
          <text:p text:style-name="P61">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2">📌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3">☞ Els tipus de camps que no estiguin suportats en un navegador antic, es comportaran igual que si fóssin <text:span text:style-name="Source_Text">&lt;input type="text"&gt;</text:span>.</text:p>
      <text:h text:style-name="Heading_20_4" text:outline-level="4">Nous atributs per a camps de formularis a HTML5</text:h>
      <text:list text:style-name="L42">
        <text:list-item>
          <text:p text:style-name="P64"><text:span text:style-name="T2">placeholder:</text:span> Ens permet especificar un text (o "pista") que apareixerà difuminat al fons dels camps que no estiguin emplenats.</text:p>
        </text:list-item>
        <text:list-item>
          <text:p text:style-name="P64"><text:span text:style-name="T2">pattern:</text:span> Ens permet especificar una expressió regular de validació.</text:p>
        </text:list-item>
        <text:list-item>
          <text:p text:style-name="P64"><text:span text:style-name="T2">required:</text:span> Ens permet especificar quan un camp és obligatori.</text:p>
        </text:list-item>
        <text:list-item>
          <text:p text:style-name="P64"><text:span text:style-name="T2">autofocus:</text:span> Marca un camp indicant que és ell qui ha de rebre el focus en carregar-se la pàgina.</text:p>
        </text:list-item>
      </text:list>
      <text:p text:style-name="First_20_paragraph">Altre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5">📌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6">&lt;label for="data"&gt;Data&lt;/label&gt;</text:p>
      <text:p text:style-name="P67">&lt;input name="data" type="text"&gt;</text:p>
      <text:p text:style-name="First_20_paragraph">...afegir un atribut de l'estil de <text:span text:style-name="Source_Text">placeholder="dd/mm/aaaa"</text:span> pot ser un bon començament.</text:p>
      <text:p text:style-name="P68">📌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9">&lt;label for="color"&gt;</text:p>
      <text:p text:style-name="P70"><text:s text:c="4"/>Indiqui quin és el seu color favorit</text:p>
      <text:p text:style-name="P71">&lt;/label&gt;</text:p>
      <text:p text:style-name="P72">&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3">
        <text:list-item>
          <text:p text:style-name="P73">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3">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4">☞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5">&lt;label for="url"&gt;Url&lt;/label&gt;</text:p>
      <text:p text:style-name="P76">&lt;input name="url" type="url"&gt;</text:p>
      <text:p text:style-name="P77">&lt;label for="ip"&gt;Adreça IP&lt;/label&gt;</text:p>
      <text:p text:style-name="P78">&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9">&lt;label for="ip"&gt;Adreça IP&lt;/label&gt;</text:p>
      <text:p text:style-name="P80">&lt;input name="ip" type="text"</text:p>
      <text:p text:style-name="P81"><text:s text:c="4"/>placeholder="Ex: 192.168.1.1"</text:p>
      <text:p text:style-name="P82"><text:s text:c="4"/>pattern="((^|\.)((25[0-5])|(2[0-4]\d)|(1\d\d)|([1-9]?\d))){4}$"</text:p>
      <text:p text:style-name="P83">&gt;</text:p>
      <text:p text:style-name="P84">📌 Les <text:span text:style-name="T1">expressions regulars</text:span> no acostumen a brillar per la seva llegibilitat i la de validar una IP, encara que sigui de versió 4, no és tampoc de les més senzilles.</text:p>
      <text:p text:style-name="P84">Però un cop les dominam son un recurs impagable a l'hora de validar dades.</text:p>
      <text:p text:style-name="P84">A la secció de <text:span text:style-name="T1">Referències</text:span> teniu dos enllaços al respecte:</text:p>
      <text:list text:style-name="L44">
        <text:list-item>
          <text:p text:style-name="P85">Un és un interessant recull d'<text:span text:style-name="T1">expressions regulars</text:span> comunes en la validació de formularis HTML5.</text:p>
        </text:list-item>
        <text:list-item>
          <text:p text:style-name="P85">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6">&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5">
        <text:list-item>
          <text:p text:style-name="P87">Tipus de camps en HTML5: <text:a xlink:type="simple" xlink:href="" office:name=""><text:span text:style-name="Definition">https://www.w3schools.com/html/html_form_input_types.asp</text:span></text:a></text:p>
        </text:list-item>
        <text:list-item>
          <text:p text:style-name="P87">Repositori d'expressions regulars comunes per HTML4: <text:a xlink:type="simple" xlink:href="" office:name=""><text:span text:style-name="Definition">http://html5pattern.com/Miscs</text:span></text:a></text:p>
        </text:list-item>
        <text:list-item>
          <text:p text:style-name="P87">Tot sobre expressions regulars: <text:a xlink:type="simple" xlink:href="" office:name=""><text:span text:style-name="Definition">https://www.regular-expressions.info/</text:span></text:a>.</text:p>
        </text:list-item>
        <text:list-item>
          <text:p text:style-name="P87">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6">
        <text:list-item>
          <text:p text:style-name="P88">Orientat a events</text:p>
        </text:list-item>
        <text:list-item>
          <text:p text:style-name="P88">...que son gestionats mitjançant <text:span text:style-name="T1">callbacks</text:span></text:p>
        </text:list-item>
        <text:list-item>
          <text:p text:style-name="P88">...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9">&gt; "hello world".length</text:p>
      <text:p text:style-name="P90">11</text:p>
      <text:p text:style-name="P91">&gt; "hello world".split(" ")</text:p>
      <text:p text:style-name="P92">[ 'hello', 'world' ]</text:p>
      <text:p text:style-name="P93">El que no és en realitat és un llenguatge "orientat a classes": No cal una <text:span text:style-name="T1">classe</text:span> per crear un objecte en Javascript.</text:p>
      <text:p text:style-name="P93">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7">
        <text:list-item>
          <text:p text:style-name="P94"><text:span text:style-name="Source_Text">Math</text:span></text:p>
        </text:list-item>
        <text:list-item>
          <text:p text:style-name="P94"><text:span text:style-name="Source_Text">Date</text:span></text:p>
        </text:list-item>
        <text:list-item>
          <text:p text:style-name="P94"><text:span text:style-name="Source_Text">RegExp</text:span></text:p>
        </text:list-item>
        <text:list-item>
          <text:p text:style-name="P94"><text:span text:style-name="Source_Text">Object</text:span></text:p>
        </text:list-item>
        <text:list-item>
          <text:p text:style-name="P94"><text:span text:style-name="Source_Text">String</text:span></text:p>
        </text:list-item>
        <text:list-item>
          <text:p text:style-name="P94"><text:span text:style-name="Source_Text">Number</text:span></text:p>
        </text:list-item>
        <text:list-item>
          <text:p text:style-name="P94"><text:span text:style-name="Source_Text">Array</text:span></text:p>
        </text:list-item>
      </text:list>
      <text:p text:style-name="First_20_paragraph">...i d'altres només els trobarem en entorns determinats:</text:p>
      <text:list text:style-name="L48">
        <text:list-item>
          <text:p text:style-name="P95">Node.JS:</text:p>
          <text:list text:style-name="L49">
            <text:list-item>
              <text:p text:style-name="P96"><text:span text:style-name="Source_Text">process</text:span></text:p>
            </text:list-item>
            <text:list-item>
              <text:p text:style-name="P96"><text:span text:style-name="Source_Text">fs</text:span></text:p>
            </text:list-item>
          </text:list>
        </text:list-item>
        <text:list-item>
          <text:p text:style-name="P95">Navegador:</text:p>
          <text:list text:style-name="L50">
            <text:list-item>
              <text:p text:style-name="P97"><text:span text:style-name="Source_Text">document</text:span></text:p>
            </text:list-item>
            <text:list-item>
              <text:p text:style-name="P97"><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51">
        <text:list-item>
          <text:p text:style-name="P98">A qualsevol intèrpret de terminal, com Node.JS: Ens mostrarà el resultat per la pantalla (consola).</text:p>
        </text:list-item>
        <text:list-item>
          <text:p text:style-name="P98">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9">var Comptador = 10;</text:p>
      <text:p text:style-name="P100">comptador--;</text:p>
      <text:p text:style-name="P101">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2">"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3">📌 En resum: <text:span text:style-name="T2">SEMPRE</text:span> que ens disposem a escriure codi en Javascript, el primer que farem serà posar la cadena <text:span text:style-name="Source_Text">"use strict";</text:span> al principi.</text:p>
      <text:p text:style-name="P103">Això ens ajudarà a fer millor codi i ens evitarà molts de problemes...</text:p>
      <text:h text:style-name="Heading_20_5" text:outline-level="5">Variables</text:h>
      <text:p text:style-name="First_20_paragraph">Tenim tres formes de declarar variables:</text:p>
      <text:p text:style-name="P104">var foo; // Function (closure) level scope</text:p>
      <text:p text:style-name="P105">let bar; // Block ({ ... }) level scope</text:p>
      <text:p text:style-name="P106">const foo; <text:s text:c="1"/>// Block-level, not de-referenciable.</text:p>
      <text:list text:style-name="L52">
        <text:list-item>
          <text:p text:style-name="P107">Només <text:span text:style-name="Source_Text">var</text:span> funcionarà en versions antigues (però hi ha <text:span text:style-name="T1">transpiladors</text:span> que ens ho arreglen).</text:p>
        </text:list-item>
        <text:list-item>
          <text:p text:style-name="P107">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7">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8">📌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3">
        <text:list-item>
          <text:p text:style-name="P109">Les variables <text:span text:style-name="T1">globals</text:span> son aquelles que son visibles des de qualsevol part del programa.</text:p>
          <text:list text:style-name="L54">
            <text:list-item>
              <text:p text:style-name="P110">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10">En el mode estricte només es poden declarar variables globals amb <text:span text:style-name="Source_Text">var</text:span> i exclusivament fora de qualsevol <text:span text:style-name="T1">clausura</text:span>.</text:p>
            </text:list-item>
            <text:list-item>
              <text:p text:style-name="P110">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10">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9">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9">L'àmbit de les variables declarades amb <text:span text:style-name="Source_Text">let</text:span> o <text:span text:style-name="Source_Text">const</text:span> és el del <text:span text:style-name="T1">bloc</text:span> de codi en el que han estat definides.</text:p>
          <text:list text:style-name="L55">
            <text:list-item>
              <text:p text:style-name="P111">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11">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2">const arr = [1, 2, 3, 4]</text:p>
      <text:p text:style-name="P113">for (let i=0; i&lt;arr.length; i++) {</text:p>
      <text:p text:style-name="P114"><text:s text:c="4"/>arr[i] += 2;</text:p>
      <text:p text:style-name="P115">};</text:p>
      <text:p text:style-name="P116">console.log (arr); // [3, 4, 5, 6]</text:p>
      <text:p text:style-name="P117">console.log (i); // Error!!</text:p>
      <text:p text:style-name="P118"><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En canvi, <text:span text:style-name="T2">els objectes que aquestes referncien, també poden ser referenciats des de l'exterior</text:span>:</text:p>
      <text:p text:style-name="P119">function sumador(n) { // Això no crea cap clausura.</text:p>
      <text:p text:style-name="P120"><text:s text:c="4"/>let x = n; // (en realitat hauriem pogut fer servir 'n')</text:p>
      <text:p text:style-name="P121"><text:s text:c="4"/>let fn = function suma(m) {</text:p>
      <text:p text:style-name="P122"><text:s text:c="8"/>x += m;</text:p>
      <text:p text:style-name="P123"><text:s text:c="8"/>return x;</text:p>
      <text:p text:style-name="P124"><text:s text:c="4"/>};</text:p>
      <text:p text:style-name="P125"><text:s text:c="4"/>return fn;</text:p>
      <text:p text:style-name="P126">};</text:p>
      <text:p text:style-name="P127"/>
      <text:p text:style-name="P128">let s1 = sumador(0); // Això sí crea una clausura.</text:p>
      <text:p text:style-name="P129">let s2 = sumador(100); // I això una altra...</text:p>
      <text:p text:style-name="P130"/>
      <text:p text:style-name="P131">console.log (s1(3)); // 3</text:p>
      <text:p text:style-name="P132">console.log (s1(5)); // 8</text:p>
      <text:p text:style-name="P133">console.log (s2(5)); // 105</text:p>
      <text:p text:style-name="First_20_paragraph">Les variables creades dins una clausura només son visibles dins d'aquesta <text:span text:style-name="T2">i dins les que es crein dins ella.</text:span> D'això s'en diu <text:span text:style-name="T1">Runtime Scope</text:span> o àmbit en temps d'execució.</text:p>
      <text:p text:style-name="Text_20_body">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4">// Petit controlador secundari:</text:p>
      <text:p text:style-name="P135">(function(model) {</text:p>
      <text:p text:style-name="P136"><text:s text:c="3"/>... implementació ...</text:p>
      <text:p text:style-name="P137">})(model.submodel.foo.bar);</text:p>
      <text:p text:style-name="P138">📌 El patró anterior es coneix pel nom de <text:span text:style-name="T1">IIFE</text:span>: <text:span text:style-name="T1">(Immediately Invoked Function Expression)</text:span>.</text:p>
      <text:p text:style-name="P138">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9">📌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6">
        <text:list-item>
          <text:p text:style-name="P140"><text:span text:style-name="T2">Paràmetres per defecte:</text:span> <text:span text:style-name="Source_Text">function inc(step=1){this.counter += step}</text:span>.</text:p>
        </text:list-item>
        <text:list-item>
          <text:p text:style-name="P140"><text:span text:style-name="T2">Template Literals:</text:span></text:p>
          <text:list text:style-name="L57">
            <text:list-item>
              <text:p text:style-name="P141">Fins ara per definir cadenes de text literals podiem fer servir cometes simples o dobles. Ara s'afegeix el caràcter d'accent greu o <text:span text:style-name="T1">backtick</text:span> (`).</text:p>
            </text:list-item>
            <text:list-item>
              <text:p text:style-name="P141">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40"><text:span text:style-name="T2">Destructuració:</text:span></text:p>
          <text:list text:style-name="L58">
            <text:list-item>
              <text:p text:style-name="P142">En objectes: <text:span text:style-name="Source_Text">let {foo, bar} = {foo: "Hello", bar: "world!", baz: <text:s text:c="2"/>"lost"}</text:span>.</text:p>
            </text:list-item>
            <text:list-item>
              <text:p text:style-name="P142">I arrays: <text:span text:style-name="Source_Text">let [a, b] = [1, 2]</text:span>, <text:span text:style-name="Source_Text">[a, b] = [b, a]</text:span></text:p>
            </text:list-item>
          </text:list>
        </text:list-item>
        <text:list-item>
          <text:p text:style-name="P140"><text:span text:style-name="T2">Arrow Functions:</text:span> <text:span text:style-name="Source_Text">let double = n=&gt;n*2</text:span></text:p>
          <text:list text:style-name="L59">
            <text:list-item>
              <text:p text:style-name="P143">Molt convenients per a implementar callbacks senzills (augmentant la legibilitat).</text:p>
            </text:list-item>
            <text:list-item>
              <text:p text:style-name="P143">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40"><text:span text:style-name="T2">Promeses</text:span> Que tractarem més endavant en abordar el tema de la <text:span text:style-name="T1">programació asíncrona</text:span>.</text:p>
        </text:list-item>
        <text:list-item>
          <text:p text:style-name="P140"><text:span text:style-name="Source_Text">let</text:span><text:span text:style-name="T2"> i </text:span><text:span text:style-name="Source_Text">const</text:span><text:span text:style-name="T2">:</text:span> De les que ja hem parlat.</text:p>
        </text:list-item>
        <text:list-item>
          <text:p text:style-name="P140"><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40"><text:span text:style-name="T2">Mòduls ES6.</text:span></text:p>
        </text:list-item>
      </text:list>
      <text:p text:style-name="P144">☞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5">(function(global) {</text:p>
      <text:p text:style-name="P146"><text:s text:c="4"/>if (! global.Promise) {</text:p>
      <text:p text:style-name="P147"><text:s text:c="8"/>global.Promise = class {</text:p>
      <text:p text:style-name="P148"><text:s text:c="11"/>...</text:p>
      <text:p text:style-name="P149"><text:s text:c="8"/>}</text:p>
      <text:p text:style-name="P150"><text:s text:c="4"/>};</text:p>
      <text:p text:style-name="P151">})(window || process);</text:p>
      <text:p text:style-name="P152">📌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2">D'aquesta manera podem oferir una funcionalitat alternativa o simplement ometre-la però sense que afecti a l'estabilitat de la resta del codi.</text:p>
      <text:p text:style-name="P152">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60">
        <text:list-item>
          <text:p text:style-name="P153">Understanding Javascript OOP: <text:a xlink:type="simple" xlink:href="" office:name=""><text:span text:style-name="Definition">https://robotlolita.me/2011/10/09/understanding-javascript-oop.html</text:span></text:a>.</text:p>
        </text:list-item>
        <text:list-item>
          <text:p text:style-name="P153">Top 10 ES6 Features Every Busy JavaScript Developer Must Know: <text:a xlink:type="simple" xlink:href="" office:name=""><text:span text:style-name="Definition">https://webapplog.com/es6/</text:span></text:a>.</text:p>
        </text:list-item>
        <text:list-item>
          <text:p text:style-name="P153">Modernizr: <text:a xlink:type="simple" xlink:href="" office:name=""><text:span text:style-name="Definition">https://modernizr.com/</text:span></text:a>.</text:p>
        </text:list-item>
        <text:list-item>
          <text:p text:style-name="P153">Babel: <text:a xlink:type="simple" xlink:href="" office:name=""><text:span text:style-name="Definition">https://babeljs.io/</text:span></text:a>.</text:p>
        </text:list-item>
        <text:list-item>
          <text:p text:style-name="P153">Altres:</text:p>
          <text:list text:style-name="L61">
            <text:list-item>
              <text:p text:style-name="P154">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2">
        <text:list-item>
          <text:p text:style-name="P155">El vostre nom i llinatges.</text:p>
        </text:list-item>
        <text:list-item>
          <text:p text:style-name="P155">Els vostres coneixements i experiència en HTML i/o altres tecnologies.</text:p>
        </text:list-item>
        <text:list-item>
          <text:p text:style-name="P155">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3">
        <text:list-item>
          <text:p text:style-name="P156">Un editor de text que suporti ressaltat sintàctic.</text:p>
        </text:list-item>
        <text:list-item>
          <text:p text:style-name="P156">Un servidor web per poder visualitzar els exercicis que anem fent no només al nostre ordinador, sinó com a mínim també al nostre smartphone.</text:p>
        </text:list-item>
        <text:list-item>
          <text:p text:style-name="P156">També farem servir un motor de plantilles HTML. Concretament el <text:span text:style-name="T1">Pug</text:span> (abans conegut com a "Jade"). Això ens permetrà:</text:p>
          <text:list text:style-name="L64">
            <text:list-item>
              <text:p text:style-name="P157">Generar HTML molt més ràpidament.</text:p>
            </text:list-item>
            <text:list-item>
              <text:p text:style-name="P157">Amb menys propensió a errors (perquè la sintaxi és més clara i perquè si cometem errors greus el compilador els detectarà).</text:p>
            </text:list-item>
            <text:list-item>
              <text:p text:style-name="P157">Fer servir models de dades externs (el que seria separar la vista de les dades en un model MVC).</text:p>
            </text:list-item>
          </text:list>
        </text:list-item>
      </text:list>
      <text:p text:style-name="P158">📌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5">
        <text:list-item>
          <text:p text:style-name="P159">Menú Preferences -&gt; Package Control</text:p>
        </text:list-item>
        <text:list-item>
          <text:p text:style-name="P159">Teclejam 'pi' i sel·leccionam "Install Package"</text:p>
        </text:list-item>
        <text:list-item>
          <text:p text:style-name="P159">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6">
        <text:list-item>
          <text:p text:style-name="P160"><text:span text:style-name="T1">Node.JS</text:span> i <text:span text:style-name="T1">NPM</text:span>: Els ordinadors de l'aula ja els tenen instal·lats.</text:p>
          <text:list text:style-name="L67">
            <text:list-item>
              <text:p text:style-name="P161">A l'apartat de <text:a xlink:type="simple" xlink:href="#referències-1" office:name=""><text:span text:style-name="Definition">referències</text:span></text:a> trobareu més informació si voleu instal·lar-vos-els a casa.</text:p>
            </text:list-item>
          </text:list>
        </text:list-item>
        <text:list-item>
          <text:p text:style-name="P160"><text:span text:style-name="T1">Express-generator</text:span>: És una eina en línia de comandes que ens permetrà crear projectes <text:span text:style-name="T1">Expres</text:span> funcionals només executant una comanda.</text:p>
          <text:list text:style-name="L68">
            <text:list-item>
              <text:p text:style-name="P162">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3">u@m:~$ mkdir exercicis</text:p>
      <text:p text:style-name="P164">u@m:~$ cd exercicis</text:p>
      <text:p text:style-name="P165">u@m:~/exercicis$</text:p>
      <text:p text:style-name="First_20_paragraph"><text:span text:style-name="T1">2.</text:span> Repetirem el pas anterior per crear a dins d'aquest un subdirectori, per exemple "cursHTML5" per al nostre primer projecte.</text:p>
      <text:p text:style-name="P166">u@m:~/exercicis$ mkdir cursHTML5</text:p>
      <text:p text:style-name="P167">u@m:~/exercicis$ cd cursHTML5/</text:p>
      <text:p text:style-name="P168">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69">u@m:~/exercicis/cursHTML5$ express --view=pug</text:p>
      <text:p text:style-name="P170"/>
      <text:p text:style-name="P171"><text:s text:c="3"/>create : public/</text:p>
      <text:p text:style-name="P172"><text:s text:c="3"/>create : public/javascripts/</text:p>
      <text:p text:style-name="P173"><text:s text:c="3"/>create : public/images/</text:p>
      <text:p text:style-name="P174"><text:s text:c="3"/>create : public/stylesheets/</text:p>
      <text:p text:style-name="P175"><text:s text:c="3"/>create : public/stylesheets/style.css</text:p>
      <text:p text:style-name="P176"><text:s text:c="3"/>create : routes/</text:p>
      <text:p text:style-name="P177"><text:s text:c="3"/>create : routes/index.js</text:p>
      <text:p text:style-name="P178"><text:s text:c="3"/>create : routes/users.js</text:p>
      <text:p text:style-name="P179"><text:s text:c="3"/>create : views/</text:p>
      <text:p text:style-name="P180"><text:s text:c="3"/>create : views/error.pug</text:p>
      <text:p text:style-name="P181"><text:s text:c="3"/>create : views/index.pug</text:p>
      <text:p text:style-name="P182"><text:s text:c="3"/>create : views/layout.pug</text:p>
      <text:p text:style-name="P183"><text:s text:c="3"/>create : app.js</text:p>
      <text:p text:style-name="P184"><text:s text:c="3"/>create : package.json</text:p>
      <text:p text:style-name="P185"><text:s text:c="3"/>create : bin/</text:p>
      <text:p text:style-name="P186"><text:s text:c="3"/>create : bin/www</text:p>
      <text:p text:style-name="P187"/>
      <text:p text:style-name="P188"><text:s text:c="3"/>install dependencies:</text:p>
      <text:p text:style-name="P189"><text:s text:c="5"/>$ npm install</text:p>
      <text:p text:style-name="P190"/>
      <text:p text:style-name="P191"><text:s text:c="3"/>run the app:</text:p>
      <text:p text:style-name="P192"><text:s text:c="5"/>$ DEBUG=curshtml5:* npm start</text:p>
      <text:p text:style-name="First_20_paragraph">Això ens haurà creat una estructura de fitxers i directoris com aquesta:</text:p>
      <text:p text:style-name="P193">.</text:p>
      <text:p text:style-name="P194">├── app.js</text:p>
      <text:p text:style-name="P195">├── bin</text:p>
      <text:p text:style-name="P196">│ <text:s text:c="2"/>└── www</text:p>
      <text:p text:style-name="P197">├── package.json</text:p>
      <text:p text:style-name="P198">├── package-lock.json</text:p>
      <text:p text:style-name="P199">├── public</text:p>
      <text:p text:style-name="P200">│ <text:s text:c="2"/>├── images</text:p>
      <text:p text:style-name="P201">│ <text:s text:c="2"/>├── javascripts</text:p>
      <text:p text:style-name="P202">│ <text:s text:c="2"/>└── stylesheets</text:p>
      <text:p text:style-name="P203">│ <text:s text:c="6"/>└── style.css</text:p>
      <text:p text:style-name="P204">├── routes</text:p>
      <text:p text:style-name="P205">│ <text:s text:c="2"/>├── index.js</text:p>
      <text:p text:style-name="P206">│ <text:s text:c="2"/>└── users.js</text:p>
      <text:p text:style-name="P207">└── views</text:p>
      <text:p text:style-name="P208"><text:s text:c="4"/>├── error.pug</text:p>
      <text:p text:style-name="P209"><text:s text:c="4"/>├── index.pug</text:p>
      <text:p text:style-name="P210"><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11">u@m:~/exercicis/cursHTML5$ npm install</text:p>
      <text:p text:style-name="P212">npm notice created a lockfile as package-lock.json. You should commit this file.</text:p>
      <text:p text:style-name="P213">added 118 packages from 174 contributors and audited 247 packages in 3.707s</text:p>
      <text:p text:style-name="P214">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5">u@m:~/exercicis/cursHTML5$ npm start</text:p>
      <text:p text:style-name="P216"/>
      <text:p text:style-name="P217">&gt; curshtml5@0.0.0 start /home/usuari/exercicis/cursHTML5</text:p>
      <text:p text:style-name="P218">&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9">
        <text:list-item>
          <text:p text:style-name="P219">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First_20_paragraph">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2" text:outline-level="2">Referències</text:h>
      <text:list text:style-name="L70">
        <text:list-item>
          <text:p text:style-name="P220"><text:span text:style-name="T1">Sublime Text</text:span>: <text:a xlink:type="simple" xlink:href="" office:name=""><text:span text:style-name="Definition">https://www.sublimetext.com/</text:span></text:a>.</text:p>
        </text:list-item>
        <text:list-item>
          <text:p text:style-name="P220">Instal·lació Node.JS i NPM:</text:p>
          <text:list text:style-name="L71">
            <text:list-item>
              <text:p text:style-name="P221">Via <text:span text:style-name="T1">NVM</text:span> (recomanat): <text:a xlink:type="simple" xlink:href="" office:name=""><text:span text:style-name="Definition">https://github.com/creationix/nvm/blob/master/README.md#install-script</text:span></text:a>.</text:p>
            </text:list-item>
            <text:list-item>
              <text:p text:style-name="P221">Amb el gestor de paquets del Sistema Operatiu: <text:a xlink:type="simple" xlink:href="" office:name=""><text:span text:style-name="Definition">https://nodejs.org/es/download/package-manager/</text:span></text:a>.</text:p>
            </text:list-item>
            <text:list-item>
              <text:p text:style-name="P221">Instal·lació manual: <text:a xlink:type="simple" xlink:href="" office:name=""><text:span text:style-name="Definition">https://nodejs.org/en/download/</text:span></text:a>.</text:p>
            </text:list-item>
          </text:list>
        </text:list-item>
        <text:list-item>
          <text:p text:style-name="P220">Motor de plantilles Pug: <text:a xlink:type="simple" xlink:href="" office:name=""><text:span text:style-name="Definition">https://pugjs.org</text:span></text:a>.</text:p>
        </text:list-item>
      </text:list>
      <text:h text:style-name="Heading_20_1" text:outline-level="1">Preprocessadors</text:h>
      <text:p text:style-name="First_20_paragraph">Els preprocessadors son eines que ens permeten transformar un fitxer de codi escrit en un llenguatge modificat o totalment distint al que entén compilador o intèrpret al que estan destinats.</text:p>
      <text:p text:style-name="Text_20_body">Per exemple, els <text:span text:style-name="T1">transpiladors</text:span> de Javascript dels que hem parlat abans, son un cas de preprocessadors.</text:p>
      <text:p text:style-name="Text_20_body">El motor de plantilles <text:span text:style-name="T1">Pug</text:span> n'és un altre que en aquest cas, transforma completament la sintaxi (com veurem molt més planera i senzilla) d'una plantilla <text:span text:style-name="T1">Pug</text:span> en un document HTML vàlid que pot llegir qualsevol navegador.</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22">doctype html</text:p>
      <text:p text:style-name="P223">html</text:p>
      <text:p text:style-name="P224"><text:s text:c="2"/>head</text:p>
      <text:p text:style-name="P225"><text:s text:c="4"/>title= title</text:p>
      <text:p text:style-name="P226"><text:s text:c="4"/>link(rel='stylesheet', href='/stylesheets/style.css')</text:p>
      <text:p text:style-name="P227"><text:s text:c="2"/>body</text:p>
      <text:p text:style-name="P228"><text:s text:c="4"/>block content</text:p>
      <text:p text:style-name="First_20_paragraph"><text:span text:style-name="T2">index.pug:</text:span></text:p>
      <text:p text:style-name="P229">extends layout</text:p>
      <text:p text:style-name="P230"/>
      <text:p text:style-name="P231">block content</text:p>
      <text:p text:style-name="P232"><text:s text:c="2"/>h1= title</text:p>
      <text:p text:style-name="P233"><text:s text:c="2"/>p Welcome to #{title}</text:p>
      <text:p text:style-name="First_20_paragraph"><text:span text:style-name="T2">error.pug:</text:span></text:p>
      <text:p text:style-name="P234">extends layout</text:p>
      <text:p text:style-name="P235"/>
      <text:p text:style-name="P236">block content</text:p>
      <text:p text:style-name="P237"><text:s text:c="2"/>h1= message</text:p>
      <text:p text:style-name="P238"><text:s text:c="2"/>h2= error.status</text:p>
      <text:p text:style-name="P239"><text:s text:c="2"/>pre #{error.stack}</text:p>
      <text:h text:style-name="Heading_20_2" text:outline-level="2">Preprocessadors CSS</text:h>
      <text:list text:style-name="L72">
        <text:list-item>
          <text:p text:style-name="P240">PostCSS: <text:a xlink:type="simple" xlink:href="" office:name=""><text:span text:style-name="Definition">https://postcss.org/</text:span></text:a>.</text:p>
          <text:list text:style-name="L73">
            <text:list-item>
              <text:p text:style-name="P241">Autoprefixer: <text:a xlink:type="simple" xlink:href="" office:name=""><text:span text:style-name="Definition">https://github.com/postcss/autoprefixer</text:span></text:a>.</text:p>
            </text:list-item>
          </text:list>
        </text:list-item>
      </text:list>
      <text:h text:style-name="Heading_20_2" text:outline-level="2">Referències</text:h>
      <text:list text:style-name="L74">
        <text:list-item>
          <text:p text:style-name="P242">Motors de Plantilles</text:p>
          <text:list text:style-name="L75">
            <text:list-item>
              <text:p text:style-name="P243">Pug (Jade): <text:a xlink:type="simple" xlink:href="" office:name=""><text:span text:style-name="Definition">https://pugjs.org</text:span></text:a></text:p>
            </text:list-item>
            <text:list-item>
              <text:p text:style-name="P243">Handlebars: <text:a xlink:type="simple" xlink:href="" office:name=""><text:span text:style-name="Definition">https://handlebarsjs.com</text:span></text:a></text:p>
            </text:list-item>
          </text:list>
        </text:list-item>
      </text:list>
      <text:p text:style-name="Horizontal_20_Line"/>
      <text:p text:style-name="Horizontal_20_Line"/>
      <text:list text:style-name="L76">
        <text:list-item>
          <text:p text:style-name="P244">Frameworks · jQuery · <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